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3570328" calcext:value-type="float">
            <text:p>30,93570328</text:p>
          </table:table-cell>
          <table:table-cell office:value-type="float" office:value="2.248480069E-026" calcext:value-type="float">
            <text:p>2,25E-026</text:p>
          </table:table-cell>
          <table:table-cell office:value-type="float" office:value="3.597781897" calcext:value-type="float">
            <text:p>3,597781897</text:p>
          </table:table-cell>
          <table:table-cell table:style-name="ce2" table:formula="of:=([.E3]-[.E2])/[.E2]" office:value-type="float" office:value="0.0029696567780923" calcext:value-type="float">
            <text:p>0,00296965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34.25569916" calcext:value-type="float">
            <text:p>34,25569916</text:p>
          </table:table-cell>
          <table:table-cell office:value-type="float" office:value="6.774633451E-021" calcext:value-type="float">
            <text:p>6,77E-021</text:p>
          </table:table-cell>
          <table:table-cell office:value-type="float" office:value="2.643521547" calcext:value-type="float">
            <text:p>2,64352154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36.98163605" calcext:value-type="float">
            <text:p>36,98163605</text:p>
          </table:table-cell>
          <table:table-cell office:value-type="float" office:value="3.371467654E-020" calcext:value-type="float">
            <text:p>3,37E-020</text:p>
          </table:table-cell>
          <table:table-cell office:value-type="float" office:value="2.648622513" calcext:value-type="float">
            <text:p>2,648622513</text:p>
          </table:table-cell>
          <table:table-cell table:formula="of:=([.E5]-[.E4])/[.E4]" office:value-type="float" office:value="0.00192961014665794" calcext:value-type="float">
            <text:p>0,0019296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3" calcext:value-type="float">
            <text:p>33003</text:p>
          </table:table-cell>
          <table:table-cell office:value-type="float" office:value="38.35951233" calcext:value-type="float">
            <text:p>38,35951233</text:p>
          </table:table-cell>
          <table:table-cell office:value-type="float" office:value="1.091702964E-017" calcext:value-type="float">
            <text:p>1,09E-017</text:p>
          </table:table-cell>
          <table:table-cell office:value-type="float" office:value="2.179201126" calcext:value-type="float">
            <text:p>2,17920112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3" calcext:value-type="float">
            <text:p>33003</text:p>
          </table:table-cell>
          <table:table-cell office:value-type="float" office:value="40.3342247" calcext:value-type="float">
            <text:p>40,3342247</text:p>
          </table:table-cell>
          <table:table-cell office:value-type="float" office:value="2.622085252E-019" calcext:value-type="float">
            <text:p>2,62E-019</text:p>
          </table:table-cell>
          <table:table-cell office:value-type="float" office:value="2.180194139" calcext:value-type="float">
            <text:p>2,180194139</text:p>
          </table:table-cell>
          <table:table-cell table:style-name="ce3" table:formula="of:=([.E7]-[.E6])/[.E6]" office:value-type="float" office:value="0.000455677536209197" calcext:value-type="float">
            <text:p>0,00045567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40.75597763" calcext:value-type="float">
            <text:p>40,75597763</text:p>
          </table:table-cell>
          <table:table-cell office:value-type="float" office:value="3.800424282E-016" calcext:value-type="float">
            <text:p>3,80E-016</text:p>
          </table:table-cell>
          <table:table-cell office:value-type="float" office:value="1.883736372" calcext:value-type="float">
            <text:p>1,88373637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42.87324524" calcext:value-type="float">
            <text:p>42,87324524</text:p>
          </table:table-cell>
          <table:table-cell office:value-type="float" office:value="3.127768419E-016" calcext:value-type="float">
            <text:p>3,13E-016</text:p>
          </table:table-cell>
          <table:table-cell office:value-type="float" office:value="1.884418368" calcext:value-type="float">
            <text:p>1,884418368</text:p>
          </table:table-cell>
          <table:table-cell table:style-name="ce3" table:formula="of:=([.E9]-[.E8])/[.E8]" office:value-type="float" office:value="0.000362044291407865" calcext:value-type="float">
            <text:p>0,00036204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81" calcext:value-type="float">
            <text:p>33181</text:p>
          </table:table-cell>
          <table:table-cell office:value-type="float" office:value="43.05340958" calcext:value-type="float">
            <text:p>43,05340958</text:p>
          </table:table-cell>
          <table:table-cell office:value-type="float" office:value="7.807906509E-015" calcext:value-type="float">
            <text:p>7,81E-015</text:p>
          </table:table-cell>
          <table:table-cell office:value-type="float" office:value="1.674588919" calcext:value-type="float">
            <text:p>1,67458891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81" calcext:value-type="float">
            <text:p>33181</text:p>
          </table:table-cell>
          <table:table-cell office:value-type="float" office:value="47.60499573" calcext:value-type="float">
            <text:p>47,60499573</text:p>
          </table:table-cell>
          <table:table-cell office:value-type="float" office:value="0.00000000000006733602933" calcext:value-type="float">
            <text:p>6,73E-014</text:p>
          </table:table-cell>
          <table:table-cell office:value-type="float" office:value="1.675999761" calcext:value-type="float">
            <text:p>1,675999761</text:p>
          </table:table-cell>
          <table:table-cell table:style-name="ce3" table:formula="of:=([.E11]-[.E10])/[.E10]" office:value-type="float" office:value="0.000842500499073144" calcext:value-type="float">
            <text:p>0,0008425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46.11157608" calcext:value-type="float">
            <text:p>46,11157608</text:p>
          </table:table-cell>
          <table:table-cell office:value-type="float" office:value="0.00000000000009850336557" calcext:value-type="float">
            <text:p>9,85E-014</text:p>
          </table:table-cell>
          <table:table-cell office:value-type="float" office:value="1.518460393" calcext:value-type="float">
            <text:p>1,51846039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47.90768051" calcext:value-type="float">
            <text:p>47,90768051</text:p>
          </table:table-cell>
          <table:table-cell office:value-type="float" office:value="0.0000000000005324832372" calcext:value-type="float">
            <text:p>5,32E-013</text:p>
          </table:table-cell>
          <table:table-cell office:value-type="float" office:value="1.519519329" calcext:value-type="float">
            <text:p>1,519519329</text:p>
          </table:table-cell>
          <table:table-cell table:formula="of:=([.E13]-[.E12])/[.E12]" office:value-type="float" office:value="0.000697374791520133" calcext:value-type="float">
            <text:p>0,00069737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4" calcext:value-type="float">
            <text:p>33544</text:p>
          </table:table-cell>
          <table:table-cell office:value-type="float" office:value="47.9194603" calcext:value-type="float">
            <text:p>47,9194603</text:p>
          </table:table-cell>
          <table:table-cell office:value-type="float" office:value="0.000000000002000377294" calcext:value-type="float">
            <text:p>2,00E-012</text:p>
          </table:table-cell>
          <table:table-cell office:value-type="float" office:value="1.391611814" calcext:value-type="float">
            <text:p>1,39161181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4" calcext:value-type="float">
            <text:p>33544</text:p>
          </table:table-cell>
          <table:table-cell office:value-type="float" office:value="49.14441681" calcext:value-type="float">
            <text:p>49,14441681</text:p>
          </table:table-cell>
          <table:table-cell office:value-type="float" office:value="0.00000000001449368663" calcext:value-type="float">
            <text:p>1,45E-011</text:p>
          </table:table-cell>
          <table:table-cell office:value-type="float" office:value="1.392759442" calcext:value-type="float">
            <text:p>1,392759442</text:p>
          </table:table-cell>
          <table:table-cell table:formula="of:=([.E15]-[.E14])/[.E14]" office:value-type="float" office:value="0.000824675378905637" calcext:value-type="float">
            <text:p>0,00082467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08" calcext:value-type="float">
            <text:p>33708</text:p>
          </table:table-cell>
          <table:table-cell office:value-type="float" office:value="49.14415741" calcext:value-type="float">
            <text:p>49,14415741</text:p>
          </table:table-cell>
          <table:table-cell office:value-type="float" office:value="0.000000000006439165173" calcext:value-type="float">
            <text:p>6,44E-012</text:p>
          </table:table-cell>
          <table:table-cell office:value-type="float" office:value="1.287306547" calcext:value-type="float">
            <text:p>1,28730654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08" calcext:value-type="float">
            <text:p>33708</text:p>
          </table:table-cell>
          <table:table-cell office:value-type="float" office:value="50.30273438" calcext:value-type="float">
            <text:p>50,30273438</text:p>
          </table:table-cell>
          <table:table-cell office:value-type="float" office:value="0.0000000001396629895" calcext:value-type="float">
            <text:p>1,40E-010</text:p>
          </table:table-cell>
          <table:table-cell office:value-type="float" office:value="1.288393974" calcext:value-type="float">
            <text:p>1,288393974</text:p>
          </table:table-cell>
          <table:table-cell table:formula="of:=([.E17]-[.E16])/[.E16]" office:value-type="float" office:value="0.000844730419909737" calcext:value-type="float">
            <text:p>0,00084473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3" calcext:value-type="float">
            <text:p>33893</text:p>
          </table:table-cell>
          <table:table-cell office:value-type="float" office:value="50.26838684" calcext:value-type="float">
            <text:p>50,26838684</text:p>
          </table:table-cell>
          <table:table-cell office:value-type="float" office:value="0.00000000189491578" calcext:value-type="float">
            <text:p>1,89E-009</text:p>
          </table:table-cell>
          <table:table-cell office:value-type="float" office:value="1.198024869" calcext:value-type="float">
            <text:p>1,19802486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3" calcext:value-type="float">
            <text:p>33893</text:p>
          </table:table-cell>
          <table:table-cell office:value-type="float" office:value="50.45386887" calcext:value-type="float">
            <text:p>50,45386887</text:p>
          </table:table-cell>
          <table:table-cell office:value-type="float" office:value="0.000000001764172031" calcext:value-type="float">
            <text:p>1,76E-009</text:p>
          </table:table-cell>
          <table:table-cell office:value-type="float" office:value="1.198293686" calcext:value-type="float">
            <text:p>1,198293686</text:p>
          </table:table-cell>
          <table:table-cell table:style-name="ce3" table:formula="of:=([.E19]-[.E18])/[.E18]" office:value-type="float" office:value="0.000224383488987516" calcext:value-type="float">
            <text:p>0,00022438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41" calcext:value-type="float">
            <text:p>33941</text:p>
          </table:table-cell>
          <table:table-cell office:value-type="float" office:value="50.46095657" calcext:value-type="float">
            <text:p>50,46095657</text:p>
          </table:table-cell>
          <table:table-cell office:value-type="float" office:value="0.000000000566044378" calcext:value-type="float">
            <text:p>5,66E-010</text:p>
          </table:table-cell>
          <table:table-cell office:value-type="float" office:value="1.121547818" calcext:value-type="float">
            <text:p>1,12154781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41" calcext:value-type="float">
            <text:p>33941</text:p>
          </table:table-cell>
          <table:table-cell office:value-type="float" office:value="50.5911293" calcext:value-type="float">
            <text:p>50,5911293</text:p>
          </table:table-cell>
          <table:table-cell office:value-type="float" office:value="0.0000000008225515824" calcext:value-type="float">
            <text:p>8,23E-010</text:p>
          </table:table-cell>
          <table:table-cell office:value-type="float" office:value="1.121714354" calcext:value-type="float">
            <text:p>1,121714354</text:p>
          </table:table-cell>
          <table:table-cell table:style-name="ce3" table:formula="of:=([.E21]-[.E20])/[.E20]" office:value-type="float" office:value="0.000148487650127148" calcext:value-type="float">
            <text:p>0,000148487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005" calcext:value-type="float">
            <text:p>34005</text:p>
          </table:table-cell>
          <table:table-cell office:value-type="float" office:value="50.58304214" calcext:value-type="float">
            <text:p>50,58304214</text:p>
          </table:table-cell>
          <table:table-cell office:value-type="float" office:value="0.00000002316405734" calcext:value-type="float">
            <text:p>2,32E-008</text:p>
          </table:table-cell>
          <table:table-cell office:value-type="float" office:value="1.0536201" calcext:value-type="float">
            <text:p>1,053620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29914098089062" calcext:value-type="float">
            <text:p>0,0009299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5:44.824731034</dc:date>
    <meta:document-statistic meta:table-count="1" meta:cell-count="121" meta:object-count="0"/>
    <meta:generator>LibreOffice/4.1.4.2$Linux_X86_64 LibreOffice_project/410m0$Build-2</meta:generator>
  </office:meta>
</office:document-meta>
</file>